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style:font-size-asian="12pt" style:font-name-complex="Calibri" style:font-size-complex="12pt"/>
    </style:style>
    <style:style style:name="P2" style:family="paragraph" style:parent-style-name="Standard">
      <style:paragraph-properties fo:margin-top="0cm" fo:margin-bottom="0cm" fo:line-height="100%" style:text-autospace="none"/>
      <style:text-properties fo:font-size="12pt" fo:language="en" fo:country="US" style:font-size-asian="12pt" style:font-name-complex="Calibri" style:font-size-complex="12pt"/>
    </style:style>
    <style:style style:name="P3" style:family="paragraph" style:parent-style-name="Standard">
      <style:paragraph-properties fo:margin-top="0cm" fo:margin-bottom="0cm" fo:line-height="100%" style:text-autospace="none"/>
      <style:text-properties fo:font-size="12pt" style:font-size-asian="12pt" style:font-name-complex="Calibri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1.crea una tabla 4x4 y rellena de colores las celdas, de forma que:</text:p>
      <text:p text:style-name="P2">suma de indices es multiplo de 2 rojo, multiplo 3 verde, cualquier otro caso azul</text:p>
      <text:p text:style-name="P2">rellena las celdas con numeros consecutivos empezando en 27.</text:p>
      <text:p text:style-name="P2"/>
      <text:p text:style-name="P2">2.obtenga la fecha del dia y de como salida en una cabecera de 1 nivel:</text:p>
      <text:p text:style-name="P2">sitio activo ó sitio fuera de servicio</text:p>
      <text:p text:style-name="P2">Los sitios están fuera de servicio a partir del 15 de cada m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19:57:25.74</meta:creation-date>
    <dc:date>2019-09-24T21:50:59.49</dc:date>
    <meta:editing-duration>PT1H23M10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6" meta:word-count="72" meta:character-count="379"/>
  </office:meta>
</office:document-meta>
</file>